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2"/>
      <style:map style:condition="cell-content()=&quot;BLOCK&quot;" style:apply-style-name="Good" style:base-cell-address="filters.C872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1"/>
      <style:map style:condition="cell-content()=&quot;BLOCK&quot;" style:apply-style-name="Good" style:base-cell-address="filters.C881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3"/>
      <style:map style:condition="cell-content()=&quot;no&quot;" style:apply-style-name="Bad" style:base-cell-address="filters.E893"/>
      <style:map style:condition="cell-content()=&quot;revert&quot;" style:apply-style-name="Accent_20_2" style:base-cell-address="filters.E893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3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3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3"/>
      <style:map style:condition="cell-content()=&quot;no&quot;" style:apply-style-name="Bad" style:base-cell-address="filters.G893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3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3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6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3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6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32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9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1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4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9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0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0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13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4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266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266"/>
        <table:table-column table:style-name="co8" table:default-cell-style-name="ce56"/>
        <table:table-column table:style-name="co8" table:number-columns-repeated="2" table:default-cell-style-name="ce266"/>
        <table:table-column table:style-name="co9" table:number-columns-repeated="1011" table:default-cell-style-name="ce266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0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05" office:value-type="string" calcext:value-type="string">
            <text:p>Check</text:p>
          </table:table-cell>
          <table:table-cell table:style-name="ce119" office:value-type="string" calcext:value-type="string">
            <text:p>Notes</text:p>
          </table:table-cell>
          <table:table-cell table:style-name="ce131" office:value-type="string" calcext:value-type="string">
            <text:p>Push</text:p>
          </table:table-cell>
          <table:table-cell table:style-name="ce1" office:value-type="string" calcext:value-type="string">
            <text:p>Kolumna1</text:p>
          </table:table-cell>
          <table:table-cell table:style-name="ce1" office:value-type="string" calcext:value-type="string">
            <text:p>Kolumna2</text:p>
          </table:table-cell>
          <table:table-cell table:style-name="ce1" office:value-type="string" calcext:value-type="string">
            <text:p>Kolumna3</text:p>
          </table:table-cell>
          <table:table-cell table:style-name="ce1" office:value-type="string" calcext:value-type="string">
            <text:p>Kolumna4</text:p>
          </table:table-cell>
          <table:table-cell table:style-name="ce1" office:value-type="string" calcext:value-type="string">
            <text:p>Kolumna5</text:p>
          </table:table-cell>
          <table:table-cell table:style-name="ce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8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9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9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8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9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8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9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8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9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8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9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9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9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8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9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8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9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8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9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9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9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8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9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8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9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8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9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8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9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8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9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8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9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8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9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9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8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9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8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9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8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9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8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9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9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8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9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8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9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8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9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8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9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9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8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9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8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9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8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9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8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9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8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9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8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9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8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9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8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9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8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9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8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8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9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8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8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8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9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8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9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8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9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8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8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8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9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8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8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9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8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9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8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9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8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9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9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8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9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8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9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8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9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8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90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8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9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8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9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8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9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8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8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8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9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8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9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8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9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8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9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9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8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9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8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8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9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8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9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9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9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9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8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8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9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8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8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8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9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8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9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8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9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8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9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8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9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8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8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8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8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9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9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8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9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8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8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90"/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8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9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9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90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8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9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8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9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8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9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8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9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8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9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90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8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9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8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9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8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8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8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8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9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8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8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9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8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9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8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9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8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8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9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8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9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8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9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9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8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8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9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8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9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9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9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8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9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8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9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8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9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8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9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9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8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9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8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9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9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9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8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8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9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8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8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9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8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9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8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8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9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9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8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8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8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9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8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9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8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8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9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8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8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9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9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8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9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8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9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8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9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8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8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9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8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8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9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9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8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9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9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8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9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8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9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8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9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8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9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8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9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8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8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8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8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8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9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8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8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8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9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8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9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9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8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9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9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8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9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8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9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8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8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9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9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8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9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9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8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8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9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9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8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9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8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9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8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9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9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8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9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8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9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8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9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8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9" office:value-type="string" calcext:value-type="string">
            <text:p>reverted</text:p>
          </table:table-cell>
          <table:table-cell table:style-name="ce189" table:number-columns-repeated="2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9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8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9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8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9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8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8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9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90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8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9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8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9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8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9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8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3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9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6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9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8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9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8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9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8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8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9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8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9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8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9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8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9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8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9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8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9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8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9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9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9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8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8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9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8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9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8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8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9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9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9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9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8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9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8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9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9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8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9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8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8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8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9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8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8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9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8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9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8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9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9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9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9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9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9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9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9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9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9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9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9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9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9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9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9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9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9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9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9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9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195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195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9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195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9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9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9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9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9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9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9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9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9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195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22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2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9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2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9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2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22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2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2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9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19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22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228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19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2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table:style-name="ce195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19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19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2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table:style-name="ce22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19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table:style-name="ce22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19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2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22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2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2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2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9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95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9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9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9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9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195" office:value-type="string" calcext:value-type="string">
            <text:p>gosc.pl##img[alt="Reklama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gosc.pl/doc/6442530.Miedzy-wyglupem-a-swietokradztwem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45"/>
          <table:table-cell table:style-name="ce154"/>
          <table:table-cell table:style-name="ce166"/>
          <table:table-cell table:number-columns-repeated="1018"/>
        </table:table-row>
        <table:table-row table:style-name="ro4">
          <table:table-cell table:number-columns-repeated="3"/>
          <table:table-cell table:style-name="ce146"/>
          <table:table-cell table:style-name="ce154"/>
          <table:table-cell table:style-name="ce166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table:style-name="ce46"/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190" office:value-type="string" calcext:value-type="string">
            <text:p>^banner-$domain=lubanski.eu</text:p>
          </table:table-cell>
          <table:table-cell/>
          <table:table-cell table:style-name="ce190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0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4" table:number-rows-repeated="10475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94:filters.C1048576 filters.C882:filters.C892 filters.C873:filters.C880 filters.C1:filters.C871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3:filters.F1048576 filters.F968:filters.F991 filters.F894:filters.F966 filters.F1:filters.F892">
            <calcext:condition calcext:apply-style-name="Error" calcext:value="=&quot;easylist&quot;" calcext:base-cell-address="filters.F1"/>
          </calcext:conditional-format>
          <calcext:conditional-format calcext:target-range-address="filters.E894:filters.E1048576 filters.E818:filters.E828 filters.E1:filters.E816 filters.E831:filters.E892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894:filters.G1048576 filters.G1:filters.G892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1:filters.C881">
            <calcext:condition calcext:apply-style-name="Neutral" calcext:value="=&quot;HIDE&quot;" calcext:base-cell-address="filters.C881"/>
            <calcext:condition calcext:apply-style-name="Good" calcext:value="=&quot;BLOCK&quot;" calcext:base-cell-address="filters.C881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2:filters.C872">
            <calcext:condition calcext:apply-style-name="Neutral" calcext:value="=&quot;HIDE&quot;" calcext:base-cell-address="filters.C872"/>
            <calcext:condition calcext:apply-style-name="Good" calcext:value="=&quot;BLOCK&quot;" calcext:base-cell-address="filters.C872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E893:filters.E893">
            <calcext:condition calcext:apply-style-name="Good" calcext:value="=&quot;yes&quot;" calcext:base-cell-address="filters.E893"/>
            <calcext:condition calcext:apply-style-name="Bad" calcext:value="=&quot;no&quot;" calcext:base-cell-address="filters.E893"/>
            <calcext:condition calcext:apply-style-name="Accent 2" calcext:value="=&quot;revert&quot;" calcext:base-cell-address="filters.E893"/>
          </calcext:conditional-format>
          <calcext:conditional-format calcext:target-range-address="filters.F893:filters.F893">
            <calcext:condition calcext:apply-style-name="Error" calcext:value="=&quot;easylist&quot;" calcext:base-cell-address="filters.F893"/>
          </calcext:conditional-format>
          <calcext:conditional-format calcext:target-range-address="filters.G893:filters.G893">
            <calcext:condition calcext:apply-style-name="Good" calcext:value="=&quot;yes&quot;" calcext:base-cell-address="filters.G893"/>
            <calcext:condition calcext:apply-style-name="Bad" calcext:value="=&quot;no&quot;" calcext:base-cell-address="filters.G893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63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ew_sites" table:style-name="ta3">
        <table:table-column table:style-name="co9" table:default-cell-style-name="ce263"/>
        <table:table-column table:style-name="co10" table:default-cell-style-name="ce263"/>
        <table:table-column table:style-name="co11" table:default-cell-style-name="ce263"/>
        <table:table-column table:style-name="co9" table:number-columns-repeated="1021" table:default-cell-style-name="ce263"/>
        <table:table-row table:style-name="ro5">
          <table:table-cell/>
          <table:table-cell table:style-name="ce310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/>
          <table:table-cell table:style-name="ce311" office:value-type="string" calcext:value-type="string">
            <text:p>http://drhtv.com.pl/wyniki-live.html</text:p>
          </table:table-cell>
          <table:table-cell table:style-name="ce312" office:value-type="string" calcext:value-type="string">
            <text:p>difficult</text:p>
          </table:table-cell>
          <table:table-cell table:style-name="ce349" office:value-type="string" calcext:value-type="string">
            <text:p>drhtv.com.pl##a[href*="fortunaaffiliates.com"]</text:p>
          </table:table-cell>
          <table:table-cell table:number-columns-repeated="4"/>
          <table:table-cell table:style-name="ce351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311" office:value-type="string" calcext:value-type="string">
            <text:p>http://strims.world/CuprumLubinCzarniRadom.php</text:p>
          </table:table-cell>
          <table:table-cell table:style-name="ce312" office:value-type="string" calcext:value-type="string">
            <text:p>difficult</text:p>
          </table:table-cell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3"/>
          <table:table-cell table:style-name="ce312"/>
          <table:table-cell table:style-name="ce190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228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228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extragoals.com/video/cef31c3560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228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legalnibukmacherzyinternetowi.pl/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www.gwiazdybasketu.pl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meczenazywo.pl</text:p>
          </table:table-cell>
          <table:table-cell table:number-columns-repeated="8"/>
          <table:table-cell table:style-name="ce189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64"/>
          <table:table-cell table:number-columns-repeated="8"/>
          <table:table-cell table:style-name="ce189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90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89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90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90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89" office:value-type="string" calcext:value-type="string">
            <text:p>http://biznesnafali.pl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189" office:value-type="string" calcext:value-type="string">
            <text:p>https://gazetatwojeinfo.pl</text:p>
          </table:table-cell>
          <table:table-cell table:style-name="ce31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azetazoliborza.pl/2020/05/warszawa-luzuje-obostrzenia-podano-daty-otwarcia-boisk-zlobkow-i-przedszkoli/</text:p>
          </table:table-cell>
          <table:table-cell table:style-name="ce315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gizycko.info.pl</text:p>
          </table:table-cell>
          <table:table-cell table:style-name="ce316" office:value-type="string" calcext:value-type="string">
            <text:p>no</text:p>
          </table:table-cell>
          <table:table-cell table:style-name="ce189" office:value-type="string" calcext:value-type="string">
            <text:p>½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317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infobeskidy.eu</text:p>
          </table:table-cell>
          <table:table-cell table:style-name="ce317"/>
          <table:table-cell table:style-name="ce266" office:value-type="string" calcext:value-type="string">
            <text:p>1 sad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nfobusko.pl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www.glosgminny.pl/przyjaciel-billa-g-prof-neil-ferguson-sparalizowal-planete-falszujac-dane-c-19/</text:p>
          </table:table-cell>
          <table:table-cell table:style-name="ce318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www.infokrakow24.pl/83199/opolszczyzna-o-jaka-piekna-i-ciekawa/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klobuck365.pl/pl/#</text:p>
          </table:table-cell>
          <table:table-cell table:style-name="ce157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/>
          <table:table-cell table:style-name="ce157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hdtvpolska.com/" xlink:type="simple">https://hdtvpolska.com</text:a></text:p>
          </table:table-cell>
          <table:table-cell table:style-name="ce320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hej.mielec.pl/pl/</text:p>
          </table:table-cell>
          <table:table-cell table:style-name="ce159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hobby-elektronika.eu</text:p>
          </table:table-cell>
          <table:table-cell table:style-name="ce160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64"/>
          <table:table-cell table:style-name="ce159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sopot.pl/pl/</text:p>
          </table:table-cell>
          <table:table-cell table:style-name="ce323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eblinnews.pl</text:p>
          </table:table-cell>
          <table:table-cell table:style-name="ce159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-pingpong.pl</text:p>
          </table:table-cell>
          <table:table-cell table:style-name="ce160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stradaistudio.pl/mieszanka/31601-0-ctrl-czyli-mlodszy-brat-0-coast</text:p>
          </table:table-cell>
          <table:table-cell table:style-name="ce162" office:value-type="string" calcext:value-type="string">
            <text:p>no</text:p>
          </table:table-cell>
          <table:table-cell table:style-name="ce190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iagnozujmy.pl</text:p>
          </table:table-cell>
          <table:table-cell table:style-name="ce160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jarocin.pl/pl/</text:p>
          </table:table-cell>
          <table:table-cell table:style-name="ce325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kino.pw/articles/lista-stron-ktore-okradaja/</text:p>
          </table:table-cell>
          <table:table-cell table:style-name="ce326" office:value-type="string" calcext:value-type="string">
            <text:p>no</text:p>
          </table:table-cell>
          <table:table-cell table:style-name="ce190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://galeria-tajlandia.pl/" xlink:type="simple">http://galeria-tajlandia.pl</text:a></text:p>
          </table:table-cell>
          <table:table-cell table:style-name="ce327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fight24.pl</text:p>
          </table:table-cell>
          <table:table-cell table:style-name="ce32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echotygodnik.info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glos.pl</text:p>
          </table:table-cell>
          <table:table-cell table:style-name="ce330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gorzow.pl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painfo.pl</text:p>
          </table:table-cell>
          <table:table-cell table:style-name="ce331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crypto-trader.pl</text:p>
          </table:table-cell>
          <table:table-cell table:style-name="ce332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www.dania-dietetyczne.pl</text:p>
          </table:table-cell>
          <table:table-cell table:style-name="ce333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www.darmowetv.pl</text:p>
          </table:table-cell>
          <table:table-cell table:style-name="ce33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gpd24.pl</text:p>
          </table:table-cell>
          <table:table-cell table:style-name="ce174"/>
          <table:table-cell table:style-name="ce266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ojrzalakobieta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glostorunia.pl/wydruk-kalendarzy/</text:p>
          </table:table-cell>
          <table:table-cell table:style-name="ce337" office:value-type="string" calcext:value-type="string">
            <text:p>no</text:p>
          </table:table-cell>
          <table:table-cell table:style-name="ce190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driverm.webd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<text:a xlink:href="http://goniecpolski.nl/" xlink:type="simple">http://goniecpolski.nl</text:a></text:p>
          </table:table-cell>
          <table:table-cell table:style-name="ce33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-chelmno.pl/pl/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e-lokalne.pl/index2.php?idmodyf=40&amp;tab=lokalneczytanie</text:p>
          </table:table-cell>
          <table:table-cell table:style-name="ce338" office:value-type="string" calcext:value-type="string">
            <text:p>no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174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gorlice24.pl/pl/" xlink:type="simple">https://gorlice24.pl/pl/#</text:a></text:p>
          </table:table-cell>
          <table:table-cell table:style-name="ce339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gazetasenior.pl</text:p>
          </table:table-cell>
          <table:table-cell table:style-name="ce340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/>
          <table:table-cell table:style-name="ce157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nfomogilno24.pl/pl/#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otwock.info</text:p>
          </table:table-cell>
          <table:table-cell table:style-name="ce264"/>
          <table:table-cell table:style-name="ce264" office:value-type="string" calcext:value-type="string">
            <text:p>Inline__1_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poddebice.pl/pl/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://irenakuczynska.pl</text:p>
          </table:table-cell>
          <table:table-cell table:style-name="ce264"/>
          <table:table-cell table:style-name="ce264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sel.edu.pl/forum/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tvszubin.pl/pl/</text:p>
          </table:table-cell>
          <table:table-cell table:style-name="ce341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zoliborz.pl</text:p>
          </table:table-cell>
          <table:table-cell table:style-name="ce341"/>
          <table:table-cell table:style-name="ce266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ibytow.pl/pl/</text:p>
          </table:table-cell>
          <table:table-cell table:style-name="ce342" office:value-type="string" calcext:value-type="string">
            <text:p>no</text:p>
          </table:table-cell>
          <table:table-cell table:style-name="ce189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le24.pl/pl/</text:p>
          </table:table-cell>
          <table:table-cell table:style-name="ce343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niewkowo.eu/pl/</text:p>
          </table:table-cell>
          <table:table-cell table:style-name="ce344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rafmag.pl</text:p>
          </table:table-cell>
          <table:table-cell table:style-name="ce345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gsim.pl/gorzej-juz-byc-nie-moze-prawda/</text:p>
          </table:table-cell>
          <table:table-cell table:style-name="ce346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st24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/>
          <table:table-cell table:style-name="ce348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wio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5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63"/>
        <table:table-row table:style-name="ro5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5" table:number-rows-repeated="1048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ti-CV" table:style-name="ta5"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5" table:default-cell-style-name="ce264"/>
        <table:table-column table:style-name="co16" table:default-cell-style-name="ce264"/>
        <table:table-column table:style-name="co17" table:default-cell-style-name="ce264"/>
        <table:table-column table:style-name="co18" table:number-columns-repeated="1018" table:default-cell-style-name="ce264"/>
        <table:table-row table:style-name="ro1">
          <table:table-cell table:style-name="ce354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57" office:value-type="string" calcext:value-type="string">
            <text:p>reason</text:p>
          </table:table-cell>
          <table:table-cell table:style-name="ce378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55" office:value-type="float" office:value="1" calcext:value-type="float">
            <text:p>1</text:p>
          </table:table-cell>
          <table:table-cell table:style-name="ce235" office:value-type="string" calcext:value-type="string">
            <text:p>sportowefakt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sportowefakty.wp.pl#$#abort-on-property-read prebidConfig.config.bidTarget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text:p>finanse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inanse.wp.pl#$#abort-on-property-read prebidConfig.hbA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2">
          <table:table-cell table:style-name="ce355" office:value-type="float" office:value="3" calcext:value-type="float">
            <text:p>3</text:p>
          </table:table-cell>
          <table:table-cell table:style-name="ce235" office:value-type="string" calcext:value-type="string">
            <text:p>o2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o2.pl#$#abort-on-property-read prebidConfig.hb</text:p>
          </table:table-cell>
          <table:table-cell table:style-name="ce235" office:value-type="string" calcext:value-type="string">
            <text:p>-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" calcext:value-type="float">
            <text:p>4</text:p>
          </table:table-cell>
          <table:table-cell table:style-name="ce358" office:value-type="string" calcext:value-type="string">
            <text:p>o2.pl</text:p>
          </table:table-cell>
          <table:table-cell table:style-name="ce376" office:value-type="string" calcext:value-type="string">
            <text:p>TEST</text:p>
          </table:table-cell>
          <table:table-cell table:style-name="ce358" office:value-type="string" calcext:value-type="string">
            <text:p>o2.pl#$#abort-on-property-read o2App.adsFirstRefs</text:p>
          </table:table-cell>
          <table:table-cell table:style-name="ce358" office:value-type="string" calcext:value-type="string">
            <text:p>to block AdsFirstRegisterSlot</text:p>
          </table:table-cell>
          <table:table-cell table:style-name="ce380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235" office:value-type="string" calcext:value-type="string">
            <text:p>gwiazd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gwiazdy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6" calcext:value-type="float">
            <text:p>6</text:p>
          </table:table-cell>
          <table:table-cell table:style-name="ce358" office:value-type="string" calcext:value-type="string">
            <text:p>pudelek.pl</text:p>
          </table:table-cell>
          <table:table-cell table:style-name="ce376" office:value-type="string" calcext:value-type="string">
            <text:p>PROBLEM</text:p>
          </table:table-cell>
          <table:table-cell table:style-name="ce228" office:value-type="string" calcext:value-type="string">
            <text:p>www.wp.pl#$#abort-on-property-read Object.prototype.bodies</text:p>
          </table:table-cell>
          <table:table-cell table:style-name="ce358"/>
          <table:table-cell table:style-name="ce380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55" office:value-type="float" office:value="7" calcext:value-type="float">
            <text:p>7</text:p>
          </table:table-cell>
          <table:table-cell table:style-name="ce235" office:value-type="string" calcext:value-type="string">
            <text:p>autokult.pl</text:p>
          </table:table-cell>
          <table:table-cell table:style-name="ce360" office:value-type="string" calcext:value-type="string">
            <text:p>DONE</text:p>
          </table:table-cell>
          <table:table-cell table:style-name="ce228" office:value-type="string" calcext:value-type="string">
            <text:p>autokult.pl#?#figure[class^="insert"]:-abp-has(var + script)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8" calcext:value-type="float">
            <text:p>8</text:p>
          </table:table-cell>
          <table:table-cell table:style-name="ce235" office:value-type="string" calcext:value-type="string">
            <text:p>sportowefakty.wp.pl</text:p>
          </table:table-cell>
          <table:table-cell table:style-name="ce376" office:value-type="string" calcext:value-type="string">
            <text:p>TEST</text:p>
          </table:table-cell>
          <table:table-cell table:style-name="ce228" office:value-type="string" calcext:value-type="string">
            <text:p>sportowefakty.wp.pl#$#abort-on-property-read prebidConfig.hb</text:p>
          </table:table-cell>
          <table:table-cell table:style-name="ce358" office:value-type="string" calcext:value-type="string">
            <text:p>unnecessary?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9" calcext:value-type="float">
            <text:p>9</text:p>
          </table:table-cell>
          <table:table-cell table:style-name="ce235" office:value-type="string" calcext:value-type="string">
            <text:p>forum.echirurgia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echirurgia.pl#$#abort-current-inline-script document.querySelector registerSlot</text:p>
          </table:table-cell>
          <table:table-cell table:style-name="ce235"/>
          <table:table-cell table:style-name="ce379"/>
          <table:table-cell table:style-name="ce235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56" office:value-type="float" office:value="10" calcext:value-type="float">
            <text:p>10</text:p>
          </table:table-cell>
          <table:table-cell table:style-name="ce358" office:value-type="string" calcext:value-type="string">
            <text:p>kardiolo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kardiolo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1" calcext:value-type="float">
            <text:p>11</text:p>
          </table:table-cell>
          <table:table-cell table:style-name="ce359" office:value-type="string" calcext:value-type="string">
            <text:p>wawalov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wawalov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2" calcext:value-type="float">
            <text:p>12</text:p>
          </table:table-cell>
          <table:table-cell table:style-name="ce358" office:value-type="string" calcext:value-type="string">
            <text:p>film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film.wp.pl#?#span &gt; div:-abp-has(&gt; .container + .text_reklama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3" calcext:value-type="float">
            <text:p>13</text:p>
          </table:table-cell>
          <table:table-cell table:style-name="ce235" office:value-type="string" calcext:value-type="string">
            <text:p>fil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ilm.wp.pl#$#abort-on-property-read prebidConfig.hb</text:p>
          </table:table-cell>
          <table:table-cell table:style-name="ce235" office:value-type="string" calcext:value-type="string">
            <text:p>domodi widget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4" calcext:value-type="float">
            <text:p>14</text:p>
          </table:table-cell>
          <table:table-cell table:style-name="ce235" office:value-type="string" calcext:value-type="string">
            <text:p>teleshow.wp.pl</text:p>
          </table:table-cell>
          <table:table-cell table:style-name="ce377" office:value-type="string" calcext:value-type="string">
            <text:p>DONE</text:p>
          </table:table-cell>
          <table:table-cell table:style-name="ce235" office:value-type="string" calcext:value-type="string">
            <text:p>teleshow.wp.pl#$#abort-on-property-read prebidConfig.hb</text:p>
          </table:table-cell>
          <table:table-cell table:style-name="ce358" office:value-type="string" calcext:value-type="string">
            <text:p>https://teleshow.wp.pl/bardowscy-z-rolnik-szuka-zony-buduja-dom-anna-byla-przerazona-oknami-6537576931560160a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5" calcext:value-type="float">
            <text:p>15</text:p>
          </table:table-cell>
          <table:table-cell table:style-name="ce235" office:value-type="string" calcext:value-type="string">
            <text:p>teleshow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235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9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56" office:value-type="float" office:value="16" calcext:value-type="float">
            <text:p>16</text:p>
          </table:table-cell>
          <table:table-cell table:style-name="ce358" office:value-type="string" calcext:value-type="string">
            <text:p>pogoda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pogoda.wp.pl#$#abort-on-property-read prebidConfig.config.floorprice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7" calcext:value-type="float">
            <text:p>17</text:p>
          </table:table-cell>
          <table:table-cell table:style-name="ce235" office:value-type="string" calcext:value-type="string">
            <text:p>do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dom.wp.pl#$#abort-on-property-read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7">
          <table:table-cell table:style-name="ce356" office:value-type="float" office:value="18" calcext:value-type="float">
            <text:p>18</text:p>
          </table:table-cell>
          <table:table-cell table:style-name="ce358" office:value-type="string" calcext:value-type="string">
            <text:p>dom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dom.wp.pl#?#.view-first:-abp-has(a[onclick*="var img = document.createElement('img');"]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9" calcext:value-type="float">
            <text:p>1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0" calcext:value-type="float">
            <text:p>2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1" calcext:value-type="float">
            <text:p>2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2" calcext:value-type="float">
            <text:p>2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3" calcext:value-type="float">
            <text:p>2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4" calcext:value-type="float">
            <text:p>2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5" calcext:value-type="float">
            <text:p>2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6" calcext:value-type="float">
            <text:p>2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7" calcext:value-type="float">
            <text:p>2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8" calcext:value-type="float">
            <text:p>2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9" calcext:value-type="float">
            <text:p>2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0" calcext:value-type="float">
            <text:p>3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1" calcext:value-type="float">
            <text:p>3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2" calcext:value-type="float">
            <text:p>3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3" calcext:value-type="float">
            <text:p>3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4" calcext:value-type="float">
            <text:p>3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5" calcext:value-type="float">
            <text:p>3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6" calcext:value-type="float">
            <text:p>3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7" calcext:value-type="float">
            <text:p>3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8" calcext:value-type="float">
            <text:p>3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9" calcext:value-type="float">
            <text:p>3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0" calcext:value-type="float">
            <text:p>4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1" calcext:value-type="float">
            <text:p>4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2" calcext:value-type="float">
            <text:p>4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3" calcext:value-type="float">
            <text:p>4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4" calcext:value-type="float">
            <text:p>4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5" calcext:value-type="float">
            <text:p>4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6" calcext:value-type="float">
            <text:p>4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7" calcext:value-type="float">
            <text:p>4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8" calcext:value-type="float">
            <text:p>4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9" calcext:value-type="float">
            <text:p>4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50" calcext:value-type="float">
            <text:p>5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51" calcext:value-type="float">
            <text:p>5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table:table-column table:style-name="co19" table:default-cell-style-name="ce264"/>
        <table:table-column table:style-name="co13" table:visibility="collapse" table:default-cell-style-name="ce264"/>
        <table:table-column table:style-name="co20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422"/>
        <table:table-column table:style-name="co24" table:default-cell-style-name="ce264"/>
        <table:table-column table:style-name="co18" table:number-columns-repeated="1017" table:default-cell-style-name="ce264"/>
        <table:table-row table:style-name="ro1">
          <table:table-cell table:style-name="ce381"/>
          <table:table-cell table:style-name="ce385"/>
          <table:table-cell table:style-name="ce385" office:value-type="string" calcext:value-type="string">
            <text:p>site</text:p>
          </table:table-cell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filter</text:p>
          </table:table-cell>
          <table:table-cell table:style-name="ce416" office:value-type="string" calcext:value-type="string">
            <text:p>reason</text:p>
          </table:table-cell>
          <table:table-cell table:style-name="ce424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82" office:value-type="float" office:value="1" calcext:value-type="float">
            <text:p>1</text:p>
          </table:table-cell>
          <table:table-cell table:style-name="ce386" table:formula="of:=RIGHT([.C2];LEN([.C2])-FIND(&quot;.&quot;;[.C2]))" office:value-type="string" office:string-value="com" calcext:value-type="string">
            <text:p>com</text:p>
          </table:table-cell>
          <table:table-cell table:style-name="ce388" office:value-type="string" calcext:value-type="string">
            <text:p>nerwica.com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" calcext:value-type="float">
            <text:p>2</text:p>
          </table:table-cell>
          <table:table-cell table:style-name="ce387" table:formula="of:=RIGHT([.C3];LEN([.C3])-FIND(&quot;.&quot;;[.C3]))" office:value-type="string" office:string-value="fm" calcext:value-type="string">
            <text:p>fm</text:p>
          </table:table-cell>
          <table:table-cell table:style-name="ce359" office:value-type="string" calcext:value-type="string">
            <text:p>open.fm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386" table:formula="of:=RIGHT([.C4];LEN([.C4])-FIND(&quot;.&quot;;[.C4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direct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" calcext:value-type="float">
            <text:p>4</text:p>
          </table:table-cell>
          <table:table-cell table:style-name="ce387" table:formula="of:=RIGHT([.C5];LEN([.C5])-FIND(&quot;.&quot;;[.C5]))" office:value-type="string" office:string-value="money.pl" calcext:value-type="string">
            <text:p>money.pl</text:p>
          </table:table-cell>
          <table:table-cell table:style-name="ce359" office:value-type="string" calcext:value-type="string">
            <text:p>praca.mone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" calcext:value-type="float">
            <text:p>5</text:p>
          </table:table-cell>
          <table:table-cell table:style-name="ce386" table:formula="of:=RIGHT([.C6];LEN([.C6])-FIND(&quot;.&quot;;[.C6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prawo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" calcext:value-type="float">
            <text:p>6</text:p>
          </table:table-cell>
          <table:table-cell table:style-name="ce387" table:formula="of:=RIGHT([.C7];LEN([.C7])-FIND(&quot;.&quot;;[.C7]))" office:value-type="string" office:string-value="o2.pl" calcext:value-type="string">
            <text:p>o2.pl</text:p>
          </table:table-cell>
          <table:table-cell table:style-name="ce359" office:value-type="string" calcext:value-type="string">
            <text:p>poczta.o2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" calcext:value-type="float">
            <text:p>7</text:p>
          </table:table-cell>
          <table:table-cell table:style-name="ce386" table:formula="of:=RIGHT([.C8];LEN([.C8])-FIND(&quot;.&quot;;[.C8]))" office:value-type="string" office:string-value="pl" calcext:value-type="string">
            <text:p>pl</text:p>
          </table:table-cell>
          <table:table-cell table:style-name="ce388" office:value-type="string" calcext:value-type="string">
            <text:p>abczdrowie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https://leki.abczdrowie.pl/p/prostogal-1000-spec-przed-rol-prod-gal-l-p-m-l-s-j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" calcext:value-type="float">
            <text:p>8</text:p>
          </table:table-cell>
          <table:table-cell table:style-name="ce387" table:formula="of:=RIGHT([.C9];LEN([.C9])-FIND(&quot;.&quot;;[.C9]))" office:value-type="string" office:string-value="pl" calcext:value-type="string">
            <text:p>pl</text:p>
          </table:table-cell>
          <table:table-cell table:style-name="ce359" office:value-type="string" calcext:value-type="string">
            <text:p>autokult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9" calcext:value-type="float">
            <text:p>9</text:p>
          </table:table-cell>
          <table:table-cell table:style-name="ce386" table:formula="of:=RIGHT([.C10];LEN([.C10])-FIND(&quot;.&quot;;[.C10]))" office:value-type="string" office:string-value="pl" calcext:value-type="string">
            <text:p>pl</text:p>
          </table:table-cell>
          <table:table-cell table:style-name="ce388" office:value-type="string" calcext:value-type="string">
            <text:p>bloog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0" calcext:value-type="float">
            <text:p>10</text:p>
          </table:table-cell>
          <table:table-cell table:style-name="ce387" table:formula="of:=RIGHT([.C11];LEN([.C11])-FIND(&quot;.&quot;;[.C11]))" office:value-type="string" office:string-value="pl" calcext:value-type="string">
            <text:p>pl</text:p>
          </table:table-cell>
          <table:table-cell table:style-name="ce359" office:value-type="string" calcext:value-type="string">
            <text:p>dobreprogram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1" calcext:value-type="float">
            <text:p>11</text:p>
          </table:table-cell>
          <table:table-cell table:style-name="ce386" table:formula="of:=RIGHT([.C12];LEN([.C12])-FIND(&quot;.&quot;;[.C12]))" office:value-type="string" office:string-value="pl" calcext:value-type="string">
            <text:p>pl</text:p>
          </table:table-cell>
          <table:table-cell table:style-name="ce391" office:value-type="string" calcext:value-type="string">
            <text:p>docelu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2" calcext:value-type="float">
            <text:p>12</text:p>
          </table:table-cell>
          <table:table-cell table:style-name="ce387" table:formula="of:=RIGHT([.C13];LEN([.C13])-FIND(&quot;.&quot;;[.C13]))" office:value-type="string" office:string-value="pl" calcext:value-type="string">
            <text:p>pl</text:p>
          </table:table-cell>
          <table:table-cell table:style-name="ce359" office:value-type="string" calcext:value-type="string">
            <text:p>domodi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3" calcext:value-type="float">
            <text:p>13</text:p>
          </table:table-cell>
          <table:table-cell table:style-name="ce386" table:formula="of:=RIGHT([.C14];LEN([.C14])-FIND(&quot;.&quot;;[.C14]))" office:value-type="string" office:string-value="pl" calcext:value-type="string">
            <text:p>pl</text:p>
          </table:table-cell>
          <table:table-cell table:style-name="ce388" office:value-type="string" calcext:value-type="string">
            <text:p>echirurgia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4" calcext:value-type="float">
            <text:p>14</text:p>
          </table:table-cell>
          <table:table-cell table:style-name="ce387" table:formula="of:=RIGHT([.C15];LEN([.C15])-FIND(&quot;.&quot;;[.C15]))" office:value-type="string" office:string-value="pl" calcext:value-type="string">
            <text:p>pl</text:p>
          </table:table-cell>
          <table:table-cell table:style-name="ce359" office:value-type="string" calcext:value-type="string">
            <text:p>gadzetoman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5" calcext:value-type="float">
            <text:p>15</text:p>
          </table:table-cell>
          <table:table-cell table:style-name="ce386" table:formula="of:=RIGHT([.C16];LEN([.C16])-FIND(&quot;.&quot;;[.C16]))" office:value-type="string" office:string-value="pl" calcext:value-type="string">
            <text:p>pl</text:p>
          </table:table-cell>
          <table:table-cell table:style-name="ce388" office:value-type="string" calcext:value-type="string">
            <text:p>homebook.pl</text:p>
          </table:table-cell>
          <table:table-cell table:style-name="ce394" office:value-type="string" calcext:value-type="string">
            <text:p>check</text:p>
          </table:table-cell>
          <table:table-cell table:style-name="ce388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18" office:value-type="string" calcext:value-type="string">
            <text:p>floating cersanit right corner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6" calcext:value-type="float">
            <text:p>16</text:p>
          </table:table-cell>
          <table:table-cell table:style-name="ce387" table:formula="of:=RIGHT([.C17];LEN([.C17])-FIND(&quot;.&quot;;[.C17]))" office:value-type="string" office:string-value="pl" calcext:value-type="string">
            <text:p>pl</text:p>
          </table:table-cell>
          <table:table-cell table:style-name="ce359" office:value-type="string" calcext:value-type="string">
            <text:p>kafeter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7" calcext:value-type="float">
            <text:p>17</text:p>
          </table:table-cell>
          <table:table-cell table:style-name="ce386" table:formula="of:=RIGHT([.C18];LEN([.C18])-FIND(&quot;.&quot;;[.C18]))" office:value-type="string" office:string-value="pl" calcext:value-type="string">
            <text:p>pl</text:p>
          </table:table-cell>
          <table:table-cell table:style-name="ce388" office:value-type="string" calcext:value-type="string">
            <text:p>kafeteria.pl</text:p>
          </table:table-cell>
          <table:table-cell table:style-name="ce397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8" calcext:value-type="float">
            <text:p>18</text:p>
          </table:table-cell>
          <table:table-cell table:style-name="ce387" table:formula="of:=RIGHT([.C19];LEN([.C19])-FIND(&quot;.&quot;;[.C19]))" office:value-type="string" office:string-value="pl" calcext:value-type="string">
            <text:p>pl</text:p>
          </table:table-cell>
          <table:table-cell table:style-name="ce359" office:value-type="string" calcext:value-type="string">
            <text:p>kardiolo.pl</text:p>
          </table:table-cell>
          <table:table-cell table:style-name="ce395" office:value-type="string" calcext:value-type="string">
            <text:p>OK</text:p>
          </table:table-cell>
          <table:table-cell table:style-name="ce359" office:value-type="string" calcext:value-type="string">
            <text:p>in same place</text:p>
          </table:table-cell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9" calcext:value-type="float">
            <text:p>19</text:p>
          </table:table-cell>
          <table:table-cell table:style-name="ce386" table:formula="of:=RIGHT([.C20];LEN([.C20])-FIND(&quot;.&quot;;[.C20]))" office:value-type="string" office:string-value="pl" calcext:value-type="string">
            <text:p>pl</text:p>
          </table:table-cell>
          <table:table-cell table:style-name="ce388" office:value-type="string" calcext:value-type="string">
            <text:p>komorkomania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0" calcext:value-type="float">
            <text:p>20</text:p>
          </table:table-cell>
          <table:table-cell table:style-name="ce387" table:formula="of:=RIGHT([.C21];LEN([.C21])-FIND(&quot;.&quot;;[.C21]))" office:value-type="string" office:string-value="pl" calcext:value-type="string">
            <text:p>pl</text:p>
          </table:table-cell>
          <table:table-cell table:style-name="ce359" office:value-type="string" calcext:value-type="string">
            <text:p>kowbojki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1" calcext:value-type="float">
            <text:p>21</text:p>
          </table:table-cell>
          <table:table-cell table:style-name="ce386" table:formula="of:=RIGHT([.C22];LEN([.C22])-FIND(&quot;.&quot;;[.C22]))" office:value-type="string" office:string-value="pl" calcext:value-type="string">
            <text:p>pl</text:p>
          </table:table-cell>
          <table:table-cell table:style-name="ce388" office:value-type="string" calcext:value-type="string">
            <text:p>luxlux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2" calcext:value-type="float">
            <text:p>22</text:p>
          </table:table-cell>
          <table:table-cell table:style-name="ce387" table:formula="of:=RIGHT([.C23];LEN([.C23])-FIND(&quot;.&quot;;[.C23]))" office:value-type="string" office:string-value="pl" calcext:value-type="string">
            <text:p>pl</text:p>
          </table:table-cell>
          <table:table-cell table:style-name="ce359" office:value-type="string" calcext:value-type="string">
            <text:p>medycyna24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3" calcext:value-type="float">
            <text:p>23</text:p>
          </table:table-cell>
          <table:table-cell table:style-name="ce386" table:formula="of:=RIGHT([.C24];LEN([.C24])-FIND(&quot;.&quot;;[.C24]))" office:value-type="string" office:string-value="pl" calcext:value-type="string">
            <text:p>pl</text:p>
          </table:table-cell>
          <table:table-cell table:style-name="ce388" office:value-type="string" calcext:value-type="string">
            <text:p>o2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4" calcext:value-type="float">
            <text:p>24</text:p>
          </table:table-cell>
          <table:table-cell table:style-name="ce387" table:formula="of:=RIGHT([.C25];LEN([.C25])-FIND(&quot;.&quot;;[.C25]))" office:value-type="string" office:string-value="pl" calcext:value-type="string">
            <text:p>pl</text:p>
          </table:table-cell>
          <table:table-cell table:style-name="ce359" office:value-type="string" calcext:value-type="string">
            <text:p>parentin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5" calcext:value-type="float">
            <text:p>25</text:p>
          </table:table-cell>
          <table:table-cell table:style-name="ce386" table:formula="of:=RIGHT([.C26];LEN([.C26])-FIND(&quot;.&quot;;[.C26]))" office:value-type="string" office:string-value="pl" calcext:value-type="string">
            <text:p>pl</text:p>
          </table:table-cell>
          <table:table-cell table:style-name="ce388" office:value-type="string" calcext:value-type="string">
            <text:p>pinger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6" calcext:value-type="float">
            <text:p>26</text:p>
          </table:table-cell>
          <table:table-cell table:style-name="ce387" table:formula="of:=RIGHT([.C27];LEN([.C27])-FIND(&quot;.&quot;;[.C27]))" office:value-type="string" office:string-value="pl" calcext:value-type="string">
            <text:p>pl</text:p>
          </table:table-cell>
          <table:table-cell table:style-name="ce359" office:value-type="string" calcext:value-type="string">
            <text:p>pogodnie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7" calcext:value-type="float">
            <text:p>27</text:p>
          </table:table-cell>
          <table:table-cell table:style-name="ce386" table:formula="of:=RIGHT([.C28];LEN([.C28])-FIND(&quot;.&quot;;[.C28]))" office:value-type="string" office:string-value="pl" calcext:value-type="string">
            <text:p>pl</text:p>
          </table:table-cell>
          <table:table-cell table:style-name="ce388" office:value-type="string" calcext:value-type="string">
            <text:p>pudelek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 office:value-type="string" calcext:value-type="string">
            <text:p>broken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8" calcext:value-type="float">
            <text:p>28</text:p>
          </table:table-cell>
          <table:table-cell table:style-name="ce387" table:formula="of:=RIGHT([.C29];LEN([.C29])-FIND(&quot;.&quot;;[.C29]))" office:value-type="string" office:string-value="pl" calcext:value-type="string">
            <text:p>pl</text:p>
          </table:table-cell>
          <table:table-cell table:style-name="ce359" office:value-type="string" calcext:value-type="string">
            <text:p>samos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9" calcext:value-type="float">
            <text:p>29</text:p>
          </table:table-cell>
          <table:table-cell table:style-name="ce386" table:formula="of:=RIGHT([.C30];LEN([.C30])-FIND(&quot;.&quot;;[.C30]))" office:value-type="string" office:string-value="pl" calcext:value-type="string">
            <text:p>pl</text:p>
          </table:table-cell>
          <table:table-cell table:style-name="ce388" office:value-type="string" calcext:value-type="string">
            <text:p>smaczneblogi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0" calcext:value-type="float">
            <text:p>30</text:p>
          </table:table-cell>
          <table:table-cell table:style-name="ce387" table:formula="of:=RIGHT([.C31];LEN([.C31])-FIND(&quot;.&quot;;[.C31]))" office:value-type="string" office:string-value="pl" calcext:value-type="string">
            <text:p>pl</text:p>
          </table:table-cell>
          <table:table-cell table:style-name="ce359" office:value-type="string" calcext:value-type="string">
            <text:p>smo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1" calcext:value-type="float">
            <text:p>31</text:p>
          </table:table-cell>
          <table:table-cell table:style-name="ce386" table:formula="of:=RIGHT([.C32];LEN([.C32])-FIND(&quot;.&quot;;[.C32]))" office:value-type="string" office:string-value="pl" calcext:value-type="string">
            <text:p>pl</text:p>
          </table:table-cell>
          <table:table-cell table:style-name="ce388" office:value-type="string" calcext:value-type="string">
            <text:p>snobka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2" calcext:value-type="float">
            <text:p>32</text:p>
          </table:table-cell>
          <table:table-cell table:style-name="ce387" table:formula="of:=RIGHT([.C33];LEN([.C33])-FIND(&quot;.&quot;;[.C33]))" office:value-type="string" office:string-value="pl" calcext:value-type="string">
            <text:p>pl</text:p>
          </table:table-cell>
          <table:table-cell table:style-name="ce359" office:value-type="string" calcext:value-type="string">
            <text:p>testwiedz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3" calcext:value-type="float">
            <text:p>33</text:p>
          </table:table-cell>
          <table:table-cell table:style-name="ce386" table:formula="of:=RIGHT([.C34];LEN([.C34])-FIND(&quot;.&quot;;[.C34]))" office:value-type="string" office:string-value="pl" calcext:value-type="string">
            <text:p>pl</text:p>
          </table:table-cell>
          <table:table-cell table:style-name="ce388" office:value-type="string" calcext:value-type="string">
            <text:p>wakacje.pl</text:p>
          </table:table-cell>
          <table:table-cell table:style-name="ce398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4" calcext:value-type="float">
            <text:p>34</text:p>
          </table:table-cell>
          <table:table-cell table:style-name="ce387" table:formula="of:=RIGHT([.C35];LEN([.C35])-FIND(&quot;.&quot;;[.C3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bilety24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5" calcext:value-type="float">
            <text:p>35</text:p>
          </table:table-cell>
          <table:table-cell table:style-name="ce386" table:formula="of:=RIGHT([.C36];LEN([.C36])-FIND(&quot;.&quot;;[.C3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centralagier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6" calcext:value-type="float">
            <text:p>36</text:p>
          </table:table-cell>
          <table:table-cell table:style-name="ce387" table:formula="of:=RIGHT([.C37];LEN([.C37])-FIND(&quot;.&quot;;[.C3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ie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7" calcext:value-type="float">
            <text:p>37</text:p>
          </table:table-cell>
          <table:table-cell table:style-name="ce386" table:formula="of:=RIGHT([.C38];LEN([.C38])-FIND(&quot;.&quot;;[.C3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dlaprasy.wp.pl</text:p>
          </table:table-cell>
          <table:table-cell table:style-name="ce402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8" calcext:value-type="float">
            <text:p>38</text:p>
          </table:table-cell>
          <table:table-cell table:style-name="ce387" table:formula="of:=RIGHT([.C39];LEN([.C39])-FIND(&quot;.&quot;;[.C3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lugi.wp.pl</text:p>
          </table:table-cell>
          <table:table-cell table:style-name="ce403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9" calcext:value-type="float">
            <text:p>39</text:p>
          </table:table-cell>
          <table:table-cell table:style-name="ce386" table:formula="of:=RIGHT([.C40];LEN([.C40])-FIND(&quot;.&quot;;[.C4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dom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0" calcext:value-type="float">
            <text:p>40</text:p>
          </table:table-cell>
          <table:table-cell table:style-name="ce387" table:formula="of:=RIGHT([.C41];LEN([.C41])-FIND(&quot;.&quot;;[.C4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ziejesie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1" calcext:value-type="float">
            <text:p>41</text:p>
          </table:table-cell>
          <table:table-cell table:style-name="ce386" table:formula="of:=RIGHT([.C42];LEN([.C42])-FIND(&quot;.&quot;;[.C4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acet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2" calcext:value-type="float">
            <text:p>42</text:p>
          </table:table-cell>
          <table:table-cell table:style-name="ce387" table:formula="of:=RIGHT([.C43];LEN([.C43])-FIND(&quot;.&quot;;[.C4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film.wp.pl</text:p>
          </table:table-cell>
          <table:table-cell table:style-name="ce404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3" calcext:value-type="float">
            <text:p>43</text:p>
          </table:table-cell>
          <table:table-cell table:style-name="ce386" table:formula="of:=RIGHT([.C44];LEN([.C44])-FIND(&quot;.&quot;;[.C4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inanse.wp.pl</text:p>
          </table:table-cell>
          <table:table-cell table:style-name="ce405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4" calcext:value-type="float">
            <text:p>44</text:p>
          </table:table-cell>
          <table:table-cell table:style-name="ce387" table:formula="of:=RIGHT([.C45];LEN([.C45])-FIND(&quot;.&quot;;[.C4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ry.wp.pl</text:p>
          </table:table-cell>
          <table:table-cell table:style-name="ce406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5" calcext:value-type="float">
            <text:p>45</text:p>
          </table:table-cell>
          <table:table-cell table:style-name="ce386" table:formula="of:=RIGHT([.C46];LEN([.C46])-FIND(&quot;.&quot;;[.C4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gryonlin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6" calcext:value-type="float">
            <text:p>46</text:p>
          </table:table-cell>
          <table:table-cell table:style-name="ce387" table:formula="of:=RIGHT([.C47];LEN([.C47])-FIND(&quot;.&quot;;[.C4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wiazdy.wp.pl</text:p>
          </table:table-cell>
          <table:table-cell table:style-name="ce407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7" calcext:value-type="float">
            <text:p>47</text:p>
          </table:table-cell>
          <table:table-cell table:style-name="ce386" table:formula="of:=RIGHT([.C48];LEN([.C48])-FIND(&quot;.&quot;;[.C4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holding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8" calcext:value-type="float">
            <text:p>48</text:p>
          </table:table-cell>
          <table:table-cell table:style-name="ce387" table:formula="of:=RIGHT([.C49];LEN([.C49])-FIND(&quot;.&quot;;[.C4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horoskop.wp.pl</text:p>
          </table:table-cell>
          <table:table-cell table:style-name="ce408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9" calcext:value-type="float">
            <text:p>49</text:p>
          </table:table-cell>
          <table:table-cell table:style-name="ce386" table:formula="of:=RIGHT([.C50];LEN([.C50])-FIND(&quot;.&quot;;[.C5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obiet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0" calcext:value-type="float">
            <text:p>50</text:p>
          </table:table-cell>
          <table:table-cell table:style-name="ce387" table:formula="of:=RIGHT([.C51];LEN([.C51])-FIND(&quot;.&quot;;[.C5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ksiazki.wp.pl</text:p>
          </table:table-cell>
          <table:table-cell table:style-name="ce409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1" calcext:value-type="float">
            <text:p>51</text:p>
          </table:table-cell>
          <table:table-cell table:style-name="ce386" table:formula="of:=RIGHT([.C52];LEN([.C52])-FIND(&quot;.&quot;;[.C5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uchni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2" calcext:value-type="float">
            <text:p>52</text:p>
          </table:table-cell>
          <table:table-cell table:style-name="ce387" table:formula="of:=RIGHT([.C53];LEN([.C53])-FIND(&quot;.&quot;;[.C5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agazyn.wp.pl</text:p>
          </table:table-cell>
          <table:table-cell table:style-name="ce410" office:value-type="string" calcext:value-type="string">
            <text:p>Anti-adblock 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3" calcext:value-type="float">
            <text:p>53</text:p>
          </table:table-cell>
          <table:table-cell table:style-name="ce386" table:formula="of:=RIGHT([.C54];LEN([.C54])-FIND(&quot;.&quot;;[.C5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morizon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4" calcext:value-type="float">
            <text:p>54</text:p>
          </table:table-cell>
          <table:table-cell table:style-name="ce387" table:formula="of:=RIGHT([.C55];LEN([.C55])-FIND(&quot;.&quot;;[.C5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oto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5" calcext:value-type="float">
            <text:p>55</text:p>
          </table:table-cell>
          <table:table-cell table:style-name="ce386" table:formula="of:=RIGHT([.C56];LEN([.C56])-FIND(&quot;.&quot;;[.C5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nocowani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6" calcext:value-type="float">
            <text:p>56</text:p>
          </table:table-cell>
          <table:table-cell table:style-name="ce387" table:formula="of:=RIGHT([.C57];LEN([.C57])-FIND(&quot;.&quot;;[.C5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opinie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7" calcext:value-type="float">
            <text:p>57</text:p>
          </table:table-cell>
          <table:table-cell table:style-name="ce386" table:formula="of:=RIGHT([.C58];LEN([.C58])-FIND(&quot;.&quot;;[.C5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pilot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8" calcext:value-type="float">
            <text:p>58</text:p>
          </table:table-cell>
          <table:table-cell table:style-name="ce387" table:formula="of:=RIGHT([.C59];LEN([.C59])-FIND(&quot;.&quot;;[.C5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oczta.wp.pl</text:p>
          </table:table-cell>
          <table:table-cell table:style-name="ce411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9" calcext:value-type="float">
            <text:p>59</text:p>
          </table:table-cell>
          <table:table-cell table:style-name="ce386" table:formula="of:=RIGHT([.C60];LEN([.C60])-FIND(&quot;.&quot;;[.C6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pogoda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0" calcext:value-type="float">
            <text:p>60</text:p>
          </table:table-cell>
          <table:table-cell table:style-name="ce387" table:formula="of:=RIGHT([.C61];LEN([.C61])-FIND(&quot;.&quot;;[.C6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rofil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1" calcext:value-type="float">
            <text:p>61</text:p>
          </table:table-cell>
          <table:table-cell table:style-name="ce386" table:formula="of:=RIGHT([.C62];LEN([.C62])-FIND(&quot;.&quot;;[.C6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adar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2" calcext:value-type="float">
            <text:p>62</text:p>
          </table:table-cell>
          <table:table-cell table:style-name="ce387" table:formula="of:=RIGHT([.C63];LEN([.C63])-FIND(&quot;.&quot;;[.C6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reklama.wp.pl</text:p>
          </table:table-cell>
          <table:table-cell table:style-name="ce395" office:value-type="string" calcext:value-type="string">
            <text:p>list o sites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3" calcext:value-type="float">
            <text:p>63</text:p>
          </table:table-cell>
          <table:table-cell table:style-name="ce386" table:formula="of:=RIGHT([.C64];LEN([.C64])-FIND(&quot;.&quot;;[.C6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ekrutacja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4" calcext:value-type="float">
            <text:p>64</text:p>
          </table:table-cell>
          <table:table-cell table:style-name="ce387" table:formula="of:=RIGHT([.C65];LEN([.C65])-FIND(&quot;.&quot;;[.C6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sportowefak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5" calcext:value-type="float">
            <text:p>65</text:p>
          </table:table-cell>
          <table:table-cell table:style-name="ce386" table:formula="of:=RIGHT([.C66];LEN([.C66])-FIND(&quot;.&quot;;[.C6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arginamedal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6" calcext:value-type="float">
            <text:p>66</text:p>
          </table:table-cell>
          <table:table-cell table:style-name="ce387" table:formula="of:=RIGHT([.C67];LEN([.C67])-FIND(&quot;.&quot;;[.C6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ch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7" calcext:value-type="float">
            <text:p>67</text:p>
          </table:table-cell>
          <table:table-cell table:style-name="ce386" table:formula="of:=RIGHT([.C68];LEN([.C68])-FIND(&quot;.&quot;;[.C6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eleshow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8" calcext:value-type="float">
            <text:p>68</text:p>
          </table:table-cell>
          <table:table-cell table:style-name="ce387" table:formula="of:=RIGHT([.C69];LEN([.C69])-FIND(&quot;.&quot;;[.C6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lewizja.wp.pl</text:p>
          </table:table-cell>
          <table:table-cell table:style-name="ce395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9" calcext:value-type="float">
            <text:p>69</text:p>
          </table:table-cell>
          <table:table-cell table:style-name="ce386" table:formula="of:=RIGHT([.C70];LEN([.C70])-FIND(&quot;.&quot;;[.C70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urystyk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0" calcext:value-type="float">
            <text:p>70</text:p>
          </table:table-cell>
          <table:table-cell table:style-name="ce387" table:formula="of:=RIGHT([.C71];LEN([.C71])-FIND(&quot;.&quot;;[.C71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v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1" calcext:value-type="float">
            <text:p>71</text:p>
          </table:table-cell>
          <table:table-cell table:style-name="ce386" table:formula="of:=RIGHT([.C72];LEN([.C72])-FIND(&quot;.&quot;;[.C72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wojeip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2" calcext:value-type="float">
            <text:p>72</text:p>
          </table:table-cell>
          <table:table-cell table:style-name="ce387" table:formula="of:=RIGHT([.C73];LEN([.C73])-FIND(&quot;.&quot;;[.C7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typer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3" calcext:value-type="float">
            <text:p>73</text:p>
          </table:table-cell>
          <table:table-cell table:style-name="ce386" table:formula="of:=RIGHT([.C74];LEN([.C74])-FIND(&quot;.&quot;;[.C7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video.wp.pl</text:p>
          </table:table-cell>
          <table:table-cell table:style-name="ce394" office:value-type="string" calcext:value-type="string">
            <text:p>broken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4" calcext:value-type="float">
            <text:p>74</text:p>
          </table:table-cell>
          <table:table-cell table:style-name="ce387" table:formula="of:=RIGHT([.C75];LEN([.C75])-FIND(&quot;.&quot;;[.C7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awalove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5" calcext:value-type="float">
            <text:p>75</text:p>
          </table:table-cell>
          <table:table-cell table:style-name="ce386" table:formula="of:=RIGHT([.C76];LEN([.C76])-FIND(&quot;.&quot;;[.C7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wiadomosci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6" calcext:value-type="float">
            <text:p>76</text:p>
          </table:table-cell>
          <table:table-cell table:style-name="ce387" table:formula="of:=RIGHT([.C77];LEN([.C77])-FIND(&quot;.&quot;;[.C7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ww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7" calcext:value-type="float">
            <text:p>77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8" calcext:value-type="float">
            <text:p>78</text:p>
          </table:table-cell>
          <table:table-cell table:style-name="ce359" table:number-columns-repeated="2"/>
          <table:table-cell table:style-name="ce412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9" calcext:value-type="float">
            <text:p>79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0" calcext:value-type="float">
            <text:p>80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1" calcext:value-type="float">
            <text:p>81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2" calcext:value-type="float">
            <text:p>82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3" calcext:value-type="float">
            <text:p>83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4" calcext:value-type="float">
            <text:p>84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4" office:value-type="float" office:value="85" calcext:value-type="float">
            <text:p>85</text:p>
          </table:table-cell>
          <table:table-cell table:style-name="ce389"/>
          <table:table-cell table:style-name="ce393" office:value-type="string" calcext:value-type="string">
            <text:p>COVER </text:p>
          </table:table-cell>
          <table:table-cell table:style-name="ce413" table:formula="of:=(COUNTIF([.D2:.D85];&quot;OK&quot;)+COUNTIF([.D2:.D85];&quot;NO ADS BY DEFAULT&quot;))/COUNTIF([.D2:.D85];&quot;*&quot;)" office:value-type="percentage" office:value="0.710526315789474" calcext:value-type="percentage">
            <text:p>71.05%</text:p>
          </table:table-cell>
          <table:table-cell table:style-name="ce415"/>
          <table:table-cell table:style-name="ce421" office:value-type="string" calcext:value-type="string">
            <text:p><text:s/>CONFIRMED ADS </text:p>
          </table:table-cell>
          <table:table-cell table:style-name="ce427" table:formula="of:=(COUNTIF([.D2:.D85];&quot;ADVERT&quot;)+COUNTIF([.D2:.D85];&quot;Anti-adblock&quot;))/COUNTIF([.D2:.D85];&quot;*&quot;)" office:value-type="percentage" office:value="0.184210526315789" calcext:value-type="percentage">
            <text:p>18.42%</text:p>
          </table:table-cell>
          <table:table-cell table:number-columns-repeated="1017"/>
        </table:table-row>
        <table:table-row table:style-name="ro4" table:number-rows-repeated="114">
          <table:table-cell table:number-columns-repeated="3"/>
          <table:table-cell table:style-name="ce414"/>
          <table:table-cell table:number-columns-repeated="1020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0:58:11.081302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07T11:34:22.624449338</dc:date>
    <meta:editing-cycles>104</meta:editing-cycles>
    <meta:editing-duration>PT14H42M5S</meta:editing-duration>
    <meta:generator>LibreOffice/6.0.7.3$Linux_X86_64 LibreOffice_project/00m0$Build-3</meta:generator>
    <meta:document-statistic meta:table-count="6" meta:cell-count="59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